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Adwaita Mono"/>
    </style:style>
    <style:style style:name="P2" style:family="paragraph" style:parent-style-name="Heading_20_3">
      <style:text-properties style:font-name="Adwaita Mono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style:font-name="Adwaita Mono"/>
    </style:style>
    <style:style style:name="P6" style:family="paragraph" style:parent-style-name="Standard">
      <style:text-properties style:font-name="Adwaita Mono"/>
    </style:style>
    <style:style style:name="T1" style:family="text">
      <style:text-properties style:font-name="Adwaita Mono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Ótimo — o link que você encontrou (</text:span><text:a xlink:type="simple" xlink:href="https://panel.dinamize.com/apidoc/#api-1AuthenticateGroup" text:style-name="Internet_20_link" text:visited-style-name="Visited_20_Internet_20_Link"><text:span text:style-name="Strong_20_Emphasis"><text:span text:style-name="T1">https://panel.dinamize.com/apidoc/#api-1AuthenticateGroup</text:span></text:span></text:a><text:span text:style-name="T1">) aponta para a documentação de API da Dinamize, o que é um excelente ponto de partida para o seu levantamento. Vamos mapear o que você já tem, o que falta levantar e como incluir isso no documento técnico de integração.</text:span></text:p>
      <text:p text:style-name="P1"/>
      <text:h text:style-name="P2" text:outline-level="3">✅ O que já temos</text:h>
      <text:list text:style-name="L1">
        <text:list-item>
          <text:p text:style-name="P3"><text:span text:style-name="T1">A Dinamize possui documentação de API / autenticação: “Integração API – Gerando o token de autenticação” explica como gerar token de acesso. (</text:span><text:a xlink:type="simple" xlink:href="https://help.dinamize.com/article/4000125542-integracao-via-api-primeiros-passos-gerando-o-token-de-autenticacao?s=1&amp;utm_source=chatgpt.com" text:style-name="Internet_20_link" text:visited-style-name="Visited_20_Internet_20_Link"><text:span text:style-name="T1">Central de ajuda - Dinamize</text:span></text:a><text:span text:style-name="T1">)</text:span></text:p>
        </text:list-item>
        <text:list-item>
          <text:p text:style-name="P3"><text:span text:style-name="T1">Um artigo da Central de Ajuda mostra como importar listas, criar segmentação e efetuar envios via API. (</text:span><text:a xlink:type="simple" xlink:href="https://help.dinamize.com/article/4000140450-como-importar-uma-lista-de-contatos%252C-criar-uma-segmentacao-e-fazer-um-envio-por-api?utm_source=chatgpt.com" text:style-name="Internet_20_link" text:visited-style-name="Visited_20_Internet_20_Link"><text:span text:style-name="T1">Central de ajuda - Dinamize</text:span></text:a><text:span text:style-name="T1">)</text:span></text:p>
        </text:list-item>
        <text:list-item>
          <text:p text:style-name="P3"><text:span text:style-name="T1">Webhooks estão disponíveis para entrada de dados, ou seja, sistemas externos podem “empurrar” dados para Dinamize via webhook. (</text:span><text:a xlink:type="simple" xlink:href="https://www.dinamize.com.br/plataformas-integradas/webhook/?utm_source=chatgpt.com" text:style-name="Internet_20_link" text:visited-style-name="Visited_20_Internet_20_Link"><text:span text:style-name="T1">Dinamize</text:span></text:a><text:span text:style-name="T1">)</text:span></text:p>
        </text:list-item>
      </text:list>
      <text:p text:style-name="P1"/>
      <text:h text:style-name="P2" text:outline-level="3">📋 O que falta levantar no detalhe técnico</text:h>
      <text:p text:style-name="Text_20_body"><text:span text:style-name="T1">Para montar seu levantamento completo, convém levantar os seguintes itens </text:span><text:span text:style-name="Strong_20_Emphasis"><text:span text:style-name="T1">baseando-se nessa documentação</text:span></text:span><text:span text:style-name="T1">:</text:span></text:p>
      <text:list text:style-name="L2">
        <text:list-item>
          <text:p text:style-name="P4"><text:span text:style-name="Strong_20_Emphasis"><text:span text:style-name="T1">Autenticação</text:span></text:span></text:p>
          <text:list>
            <text:list-item>
              <text:p text:style-name="P4"><text:span text:style-name="T1">Qual o método suportado? (token, API key, OAuth) → encontramos que geram “token de aplicação”. (</text:span><text:a xlink:type="simple" xlink:href="https://help.dinamize.com/article/4000125542-integracao-via-api-primeiros-passos-gerando-o-token-de-autenticacao?s=1&amp;utm_source=chatgpt.com" text:style-name="Internet_20_link" text:visited-style-name="Visited_20_Internet_20_Link"><text:span text:style-name="T1">Central de ajuda - Dinamize</text:span></text:a><text:span text:style-name="T1">)</text:span></text:p>
            </text:list-item>
            <text:list-item>
              <text:p text:style-name="P5">Qual o endpoint para autenticar (o “AuthenticateGroup” provavelmente indica um endpoint específico)</text:p>
            </text:list-item>
            <text:list-item>
              <text:p text:style-name="P5">Quais parâmetros são exigidos (usuário, senha, conta, key)</text:p>
            </text:list-item>
            <text:list-item>
              <text:p text:style-name="P5">Qual é a duração do token, quais são os limites/regulações (rate-limit)</text:p>
            </text:list-item>
            <text:list-item>
              <text:p text:style-name="P5">Como renovar ou revogar token</text:p>
            </text:list-item>
          </text:list>
        </text:list-item>
        <text:list-item>
          <text:p text:style-name="P4"><text:span text:style-name="Strong_20_Emphasis"><text:span text:style-name="T1">Endpoints principais da API</text:span></text:span></text:p>
          <text:list>
            <text:list-item>
              <text:p text:style-name="P5">Contatos/Leads: criação, atualização, deleção</text:p>
            </text:list-item>
            <text:list-item>
              <text:p text:style-name="P5">Listas ou segmentos: recuperar, criar, atualizar</text:p>
            </text:list-item>
            <text:list-item>
              <text:p text:style-name="P5"><text:soft-page-break/>Campanhas/Envios: iniciar envio, status, relatório</text:p>
            </text:list-item>
            <text:list-item>
              <text:p text:style-name="P5">Engajamento: aberturas, cliques, descadastros (se existir)</text:p>
            </text:list-item>
            <text:list-item>
              <text:p text:style-name="P5">Webhook(s): configuração, eventos suportados</text:p>
            </text:list-item>
            <text:list-item>
              <text:p text:style-name="P5">Outras entidades relevantes (ex: campanhas via WhatsApp, SMS, etc)</text:p>
            </text:list-item>
          </text:list>
        </text:list-item>
        <text:list-item>
          <text:p text:style-name="P4"><text:span text:style-name="Strong_20_Emphasis"><text:span text:style-name="T1">Formato de dados (payloads)</text:span></text:span></text:p>
          <text:list>
            <text:list-item>
              <text:p text:style-name="P5">Exemplos de requisição: JSON ou XML?</text:p>
            </text:list-item>
            <text:list-item>
              <text:p text:style-name="P5">Campos obrigatórios vs opcionais</text:p>
            </text:list-item>
            <text:list-item>
              <text:p text:style-name="P5">Mapeamento crítico para o seu CRM interno (ex: “email” é obrigatório)</text:p>
            </text:list-item>
            <text:list-item>
              <text:p text:style-name="P5">Respostas da API: sucesso (200/201) e erro (400/401/429/500)</text:p>
            </text:list-item>
          </text:list>
        </text:list-item>
        <text:list-item>
          <text:p text:style-name="P4"><text:span text:style-name="Strong_20_Emphasis"><text:span text:style-name="T1">Escopo / Limitações</text:span></text:span></text:p>
          <text:list>
            <text:list-item>
              <text:p text:style-name="P5">Limite de requisições por minuto/hora/dia (rate-limit)</text:p>
            </text:list-item>
            <text:list-item>
              <text:p text:style-name="P5">Tamanho máximo de payloads ou número de registros por requisição</text:p>
            </text:list-item>
            <text:list-item>
              <text:p text:style-name="P4"><text:span text:style-name="T1">Quais funcionalidades </text:span><text:span text:style-name="Strong_20_Emphasis"><text:span text:style-name="T1">não</text:span></text:span><text:span text:style-name="T1"> estão disponíveis via API / requerem interface manual</text:span></text:p>
            </text:list-item>
            <text:list-item>
              <text:p text:style-name="P5">Quais planos da Dinamize dão acesso à API/webhook (às vezes há restrições de plano)</text:p>
            </text:list-item>
          </text:list>
        </text:list-item>
        <text:list-item>
          <text:p text:style-name="P4"><text:span text:style-name="Strong_20_Emphasis"><text:span text:style-name="T1">Segurança e conformidades</text:span></text:span></text:p>
          <text:list>
            <text:list-item>
              <text:p text:style-name="P5">Uso de HTTPS obrigatório</text:p>
            </text:list-item>
            <text:list-item>
              <text:p text:style-name="P5">Autenticação segura (armazenamento de token)</text:p>
            </text:list-item>
            <text:list-item>
              <text:p text:style-name="P5">Logging e auditoria de chamadas API</text:p>
            </text:list-item>
            <text:list-item>
              <text:p text:style-name="P5">Privacidade de dados: quais dados serão transferidos entre CRM interno e Dinamize, conformidade LGPD (Brasil) ou GDPR (se aplicável)</text:p>
            </text:list-item>
          </text:list>
        </text:list-item>
        <text:list-item>
          <text:p text:style-name="P4"><text:span text:style-name="Strong_20_Emphasis"><text:span text:style-name="T1">Fluxos de integração sugeridos</text:span></text:span></text:p>
          <text:list>
            <text:list-item>
              <text:p text:style-name="P5">CRM → Dinamize (ex: novo lead ou atualização)</text:p>
            </text:list-item>
            <text:list-item>
              <text:p text:style-name="P5">Dinamize → CRM (ex: engajamento ou status de campanha) se for bidirecional</text:p>
            </text:list-item>
            <text:list-item>
              <text:p text:style-name="P5"><text:soft-page-break/>Webhook como alternativa “push” para eventos em vez de polling</text:p>
            </text:list-item>
            <text:list-item>
              <text:p text:style-name="P5">Sincronização em lote vs em tempo real</text:p>
            </text:list-item>
          </text:list>
        </text:list-item>
        <text:list-item>
          <text:p text:style-name="P4"><text:span text:style-name="Strong_20_Emphasis"><text:span text:style-name="T1">Mapeamento de campos / dados entre sistemas</text:span></text:span></text:p>
          <text:list>
            <text:list-item>
              <text:p text:style-name="P5">Identificador único no CRM vs identificador único na Dinamize</text:p>
            </text:list-item>
            <text:list-item>
              <text:p text:style-name="P5">Campos obrigatórios, campos personalizados, campos de status</text:p>
            </text:list-item>
            <text:list-item>
              <text:p text:style-name="P5">Procedimentos de reconciliação e tratamento de divergências</text:p>
            </text:list-item>
          </text:list>
        </text:list-item>
        <text:list-item>
          <text:p text:style-name="P4"><text:span text:style-name="Strong_20_Emphasis"><text:span text:style-name="T1">Operações de manutenção / monitoração</text:span></text:span></text:p>
          <text:list>
            <text:list-item>
              <text:p text:style-name="P5">Como tratar erros de integração (ex: token expirado, chamadas bloqueadas)</text:p>
            </text:list-item>
            <text:list-item>
              <text:p text:style-name="P5">Logs e alertas para falhas de sincronização</text:p>
            </text:list-item>
            <text:list-item>
              <text:p text:style-name="P5">Monitoramento de volume de dados, latência, falhas</text:p>
            </text:list-item>
            <text:list-item>
              <text:p text:style-name="P5">Possibilidade de rollback ou compensação de dados se houver falha</text:p>
            </text:list-item>
          </text:list>
        </text:list-item>
        <text:list-item>
          <text:p text:style-name="P4"><text:span text:style-name="Strong_20_Emphasis"><text:span text:style-name="T1">Cronograma e escalonamento do projeto</text:span></text:span></text:p>
          <text:list>
            <text:list-item>
              <text:p text:style-name="P5">Sandbox ou ambiente de testes na Dinamize?</text:p>
            </text:list-item>
            <text:list-item>
              <text:p text:style-name="P5">Primeira entrega: envio de novos contatos</text:p>
            </text:list-item>
            <text:list-item>
              <text:p text:style-name="P5">Entrega subsequente: atualizações, engajamento, relatórios</text:p>
            </text:list-item>
            <text:list-item>
              <text:p text:style-name="P5">Roll-out, validação, cut-over</text:p>
            </text:list-item>
          </text:list>
        </text:list-item>
      </text:list>
      <text:p text:style-name="P1"/>
      <text:h text:style-name="P2" text:outline-level="3">🔍 Próximo passo: consolidar na documentação técnica</text:h>
      <text:p text:style-name="Text_20_body"><text:span text:style-name="T1">Eu posso ajudar a montar um </text:span><text:span text:style-name="Strong_20_Emphasis"><text:span text:style-name="T1">template técnico preenchido</text:span></text:span><text:span text:style-name="T1"> com base nessa documentação da Dinamize, com os endpoints que conseguimos identificar até agora, e também um </text:span><text:span text:style-name="Strong_20_Emphasis"><text:span text:style-name="T1">mapa de escopo específico</text:span></text:span><text:span text:style-name="T1"> para sua empresa (considerando CRM interno + Dinamize). Quer que eu monte esse template e já adicione os trechos da documentação oficial da Dinamize (com links e citações) para que você apresente ao time de produto?</text:span></text:p>
      <text:p text:style-name="Text_20_body"><text:span text:style-name="T1">Se sim, posso te enviar em </text:span><text:span text:style-name="Strong_20_Emphasis"><text:span text:style-name="T1">Markdown</text:span></text:span><text:span text:style-name="T1"> ou em </text:span><text:span text:style-name="Strong_20_Emphasis"><text:span text:style-name="T1">PDF/Word</text:span></text:span><text:span text:style-name="T1">, conforme preferir — qual formato você prefere?</text:span></text:p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7:13:30.138958254</meta:creation-date>
    <dc:date>2025-11-03T18:47:25.164865758</dc:date>
    <meta:editing-duration>PT1H23M43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4" meta:paragraph-count="57" meta:word-count="624" meta:character-count="3988" meta:non-whitespace-character-count="3468"/>
  </office:meta>
</office:document-meta>
</file>